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15b252"/>
    </style:style>
    <style:style style:name="P3" style:family="paragraph" style:parent-style-name="Standard">
      <style:paragraph-properties fo:text-align="center" style:justify-single-word="false"/>
      <style:text-properties officeooo:paragraph-rsid="0117db1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3572d2" style:font-weight-asian="bold" style:font-weight-complex="bold"/>
    </style:style>
    <style:style style:name="P6" style:family="paragraph" style:parent-style-name="Standard">
      <style:text-properties fo:font-weight="bold" officeooo:rsid="01191a6f" officeooo:paragraph-rsid="01191a6f" style:font-weight-asian="bold" style:font-weight-complex="bold"/>
    </style:style>
    <style:style style:name="P7" style:family="paragraph" style:parent-style-name="Standard">
      <style:text-properties officeooo:paragraph-rsid="001968b1"/>
    </style:style>
    <style:style style:name="P8" style:family="paragraph" style:parent-style-name="Standard">
      <style:text-properties officeooo:paragraph-rsid="007f7068"/>
    </style:style>
    <style:style style:name="P9" style:family="paragraph" style:parent-style-name="Standard">
      <style:text-properties fo:font-style="italic" fo:font-weight="normal" officeooo:rsid="00c7fcf0" officeooo:paragraph-rsid="00c7fcf0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officeooo:rsid="0117db1c" officeooo:paragraph-rsid="0117db1c"/>
    </style:style>
    <style:style style:name="P11" style:family="paragraph" style:parent-style-name="Standard">
      <style:text-properties fo:font-weight="bold" officeooo:rsid="001bf70d" officeooo:paragraph-rsid="0117db1c" style:font-weight-asian="bold" style:font-weight-complex="bold"/>
    </style:style>
    <style:style style:name="P12" style:family="paragraph" style:parent-style-name="Standard">
      <style:text-properties fo:font-weight="normal" officeooo:rsid="00a49c53" style:font-weight-asian="normal" style:font-weight-complex="normal"/>
    </style:style>
    <style:style style:name="P13" style:family="paragraph" style:parent-style-name="Standard">
      <style:text-properties officeooo:rsid="0117db1c" officeooo:paragraph-rsid="0117db1c"/>
    </style:style>
    <style:style style:name="P14" style:family="paragraph" style:parent-style-name="Standard">
      <style:text-properties officeooo:rsid="011d3d95" officeooo:paragraph-rsid="011d3d95"/>
    </style:style>
    <style:style style:name="T1" style:family="text">
      <style:text-properties officeooo:rsid="0015b25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7c4f" style:font-weight-asian="bold" style:font-weight-complex="bold"/>
    </style:style>
    <style:style style:name="T4" style:family="text">
      <style:text-properties fo:font-weight="bold" officeooo:rsid="001968b1" style:font-weight-asian="bold" style:font-weight-complex="bold"/>
    </style:style>
    <style:style style:name="T5" style:family="text">
      <style:text-properties officeooo:rsid="00cbcdc7"/>
    </style:style>
    <style:style style:name="T6" style:family="text">
      <style:text-properties officeooo:rsid="011d4f71"/>
    </style:style>
    <style:style style:name="T7" style:family="text">
      <style:text-properties officeooo:rsid="011ed358"/>
    </style:style>
    <style:style style:name="T8" style:family="text">
      <style:text-properties officeooo:rsid="011eee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yan McClue</text:p>
      <text:p text:style-name="P3">0404316124 | re.mcclue@protonmail.com | <text:span text:style-name="T1">Sydney, NSW |</text:span></text:p>
      <text:p text:style-name="P3">linkedin.com/in/ryan-mcclue/</text:p>
      <text:p text:style-name="P2"/>
      <text:p text:style-name="P11">SKILLS DEMONSTRATED</text:p>
      <text:p text:style-name="P7"><text:span text:style-name="T2">Bachelor of Computer Science</text:span> <text:s text:c="90"/><text:span text:style-name="T4">2021-2024</text:span></text:p>
      <text:p text:style-name="P7">University of New South Wales</text:p>
      <text:p text:style-name="P10">problem solving</text:p>
      <text:p text:style-name="P10">attention to detail</text:p>
      <text:p text:style-name="P10">….</text:p>
      <text:p text:style-name="P10"/>
      <text:p text:style-name="P14">Aldi emu plains, ventia blue mountains, dominoes scooter/in-person katoomba, <text:span text:style-name="T6">dominoes delivery penrith, </text:span><text:span text:style-name="T8">7 eleven cranebrook, cash converters penrith, </text:span></text:p>
      <text:p text:style-name="P14"/>
      <text:p text:style-name="P14">kmart holiday, bed bath ‘<text:span text:style-name="T7">n table</text:span> holiday <text:span text:style-name="T7">(leura and penrith), target mount druitt holiday</text:span></text:p>
      <text:p text:style-name="P14"/>
      <text:p text:style-name="P10"/>
      <text:p text:style-name="P10"/>
      <text:p text:style-name="P10">Certainly. I'll translate your university experience into more general, non-technical skills that are relevant for non-technical roles like supermarket assistant, delivery driver, and cleaner. Here's a breakdown of transferable skills based on your university projects:</text:p>
      <text:p text:style-name="P10"/>
      <text:p text:style-name="P10">1. Problem-solving and critical thinking</text:p>
      <text:p text:style-name="P10"><text:s text:c="3"/>- Demonstrated through various complex projects in computer science</text:p>
      <text:p text:style-name="P10"><text:s text:c="3"/>- Ability to analyze situations and find effective solutions</text:p>
      <text:p text:style-name="P10"/>
      <text:p text:style-name="P10">2. Attention to detail</text:p>
      <text:p text:style-name="P10"><text:s text:c="3"/>- Shown in implementing precise algorithms and handling large datasets</text:p>
      <text:p text:style-name="P10"><text:s text:c="3"/>- Careful execution of tasks, ensuring accuracy and quality</text:p>
      <text:p text:style-name="P10"/>
      <text:p text:style-name="P10">3. Teamwork and collaboration</text:p>
      <text:p text:style-name="P10"><text:s text:c="3"/>- Worked effectively in multiple group projects</text:p>
      <text:p text:style-name="P10"><text:s text:c="3"/>- Ability to contribute ideas and support team members</text:p>
      <text:p text:style-name="P10"/>
      <text:p text:style-name="P10">4. Time management and organization</text:p>
      <text:p text:style-name="P10"><text:s text:c="3"/>- Managed multiple projects and deadlines throughout university</text:p>
      <text:p text:style-name="P10"><text:s text:c="3"/>- Skilled at prioritizing tasks and meeting goals</text:p>
      <text:p text:style-name="P10"/>
      <text:p text:style-name="P10">5. Adaptability and quick learning</text:p>
      <text:p text:style-name="P10"><text:s text:c="3"/>- Worked with various technologies and programming languages</text:p>
      <text:p text:style-name="P10"><text:s text:c="3"/>- Ability to pick up new skills and adjust to changing requirements</text:p>
      <text:p text:style-name="P10"/>
      <text:p text:style-name="P10">6. Communication skills</text:p>
      <text:p text:style-name="P10"><text:s text:c="3"/>- Led design efforts and organized team activities</text:p>
      <text:p text:style-name="P10"><text:s text:c="3"/>- Able to explain complex ideas in simple terms</text:p>
      <text:p text:style-name="P10"/>
      <text:p text:style-name="P10">7. Leadership and initiative</text:p>
      <text:p text:style-name="P10"><text:s text:c="3"/>- Took lead roles in group projects</text:p>
      <text:p text:style-name="P10"><text:s text:c="3"/>- Proactive in suggesting improvements and new approaches</text:p>
      <text:p text:style-name="P10"/>
      <text:p text:style-name="P10">8. Responsibility and reliability</text:p>
      <text:p text:style-name="P10"><text:s text:c="3"/>- Consistently met project deadlines and academic requirements</text:p>
      <text:p text:style-name="P10"><text:soft-page-break/><text:s text:c="3"/>- Dependable team member who follows through on commitments</text:p>
      <text:p text:style-name="P10"/>
      <text:p text:style-name="P10">9. Creativity and innovation</text:p>
      <text:p text:style-name="P10"><text:s text:c="3"/>- Developed unique solutions for various technical challenges</text:p>
      <text:p text:style-name="P10"><text:s text:c="3"/>- Ability to think outside the box and propose new ideas</text:p>
      <text:p text:style-name="P10"/>
      <text:p text:style-name="P10">10. Continuous improvement mindset</text:p>
      <text:p text:style-name="P10"><text:s text:c="4"/>- Implemented systems to enhance performance and efficiency</text:p>
      <text:p text:style-name="P10"><text:s text:c="4"/>- Always looking for ways to streamline processes and improve outcomes</text:p>
      <text:p text:style-name="P10"/>
      <text:p text:style-name="P10">These skills, combined with your military experience, make you a strong candidate for entry-level positions. They demonstrate your ability to work hard, learn quickly, pay attention to details, work well in a team, and handle responsibilities effectively – all valuable traits in roles like supermarket assistant, delivery driver, or cleaner.</text:p>
      <text:p text:style-name="P10"/>
      <text:p text:style-name="P10">Certainly. I'll expand on your military experience as a Marine Technician in the Royal Australian Navy, translating it into more general skills and qualities that are highly relevant for non-technical roles like supermarket assistant, delivery driver, and cleaner. Here's an expanded list of transferable skills and qualities:</text:p>
      <text:p text:style-name="P10"/>
      <text:p text:style-name="P10">1. Leadership and mentoring</text:p>
      <text:p text:style-name="P10"><text:s text:c="3"/>- Led a class of 24 in marching drills and basic training</text:p>
      <text:p text:style-name="P10"><text:s text:c="3"/>- Ability to guide and motivate others to achieve goals</text:p>
      <text:p text:style-name="P10"/>
      <text:p text:style-name="P10">2. Strong communication skills</text:p>
      <text:p text:style-name="P10"><text:s text:c="3"/>- Coordinated drills and training, requiring clear and effective communication</text:p>
      <text:p text:style-name="P10"><text:s text:c="3"/>- Able to convey instructions and information accurately</text:p>
      <text:p text:style-name="P10"/>
      <text:p text:style-name="P10">3. Teamwork and collaboration</text:p>
      <text:p text:style-name="P10"><text:s text:c="3"/>- Worked in a team of 6 for various tasks</text:p>
      <text:p text:style-name="P10"><text:s text:c="3"/>- Experienced in supporting peers and contributing to group objectives</text:p>
      <text:p text:style-name="P10"/>
      <text:p text:style-name="P10">4. Attention to detail</text:p>
      <text:p text:style-name="P10"><text:s text:c="3"/>- Performed kit maintenance, requiring precision and thoroughness</text:p>
      <text:p text:style-name="P10"><text:s text:c="3"/>- Able to follow specific protocols and maintain high standards</text:p>
      <text:p text:style-name="P10"/>
      <text:p text:style-name="P10">5. Discipline and reliability</text:p>
      <text:p text:style-name="P10"><text:s text:c="3"/>- Adhered to strict military schedules and protocols</text:p>
      <text:p text:style-name="P10"><text:s text:c="3"/>- Consistently punctual, including for early morning activities at 4am</text:p>
      <text:p text:style-name="P10"/>
      <text:p text:style-name="P10">6. Adaptability and resilience</text:p>
      <text:p text:style-name="P10"><text:s text:c="3"/>- Completed challenging physical and mental evaluations</text:p>
      <text:p text:style-name="P10"><text:s text:c="3"/>- Able to perform under pressure and in changing conditions</text:p>
      <text:p text:style-name="P10"/>
      <text:p text:style-name="P10">7. Time management</text:p>
      <text:p text:style-name="P10"><text:s text:c="3"/>- Balanced multiple responsibilities and adhered to strict schedules</text:p>
      <text:p text:style-name="P10"><text:s text:c="3"/>- Skilled at prioritizing tasks and meeting deadlines</text:p>
      <text:p text:style-name="P10"/>
      <text:p text:style-name="P10">8. Physical stamina and fitness</text:p>
      <text:p text:style-name="P10"><text:s text:c="3"/>- Participated in regular physical training and evaluations</text:p>
      <text:p text:style-name="P10"><text:s text:c="3"/>- Capable of performing physically demanding tasks</text:p>
      <text:p text:style-name="P10"/>
      <text:p text:style-name="P10"><text:soft-page-break/>9. Problem-solving</text:p>
      <text:p text:style-name="P10"><text:s text:c="3"/>- Faced various challenges in training and daily duties</text:p>
      <text:p text:style-name="P10"><text:s text:c="3"/>- Able to think critically and find solutions in high-pressure situations</text:p>
      <text:p text:style-name="P10"/>
      <text:p text:style-name="P10">10. Attention to cleanliness and organization</text:p>
      <text:p text:style-name="P10"><text:s text:c="4"/>- Responsible for maintaining clean living areas</text:p>
      <text:p text:style-name="P10"><text:s text:c="4"/>- Understanding of hygiene standards and organizational procedures</text:p>
      <text:p text:style-name="P10"/>
      <text:p text:style-name="P10">11. Quick learner</text:p>
      <text:p text:style-name="P10"><text:s text:c="4"/>- Rapidly acquired new skills during military training</text:p>
      <text:p text:style-name="P10"><text:s text:c="4"/>- Able to understand and apply new information efficiently</text:p>
      <text:p text:style-name="P10"/>
      <text:p text:style-name="P10">12. Respect for authority and ability to follow instructions</text:p>
      <text:p text:style-name="P10"><text:s text:c="4"/>- Operated within a strict hierarchical structure</text:p>
      <text:p text:style-name="P10"><text:s text:c="4"/>- Capable of following directives accurately and promptly</text:p>
      <text:p text:style-name="P10"/>
      <text:p text:style-name="P10">13. Safety consciousness</text:p>
      <text:p text:style-name="P10"><text:s text:c="4"/>- Trained in various safety protocols and procedures</text:p>
      <text:p text:style-name="P10"><text:s text:c="4"/>- Aware of the importance of maintaining a safe environment</text:p>
      <text:p text:style-name="P10"/>
      <text:p text:style-name="P10">14. Stress management</text:p>
      <text:p text:style-name="P10"><text:s text:c="4"/>- Performed under high-pressure situations</text:p>
      <text:p text:style-name="P10"><text:s text:c="4"/>- Able to remain calm and focused in challenging circumstances</text:p>
      <text:p text:style-name="P10"/>
      <text:p text:style-name="P10">15. Cultural awareness and diversity</text:p>
      <text:p text:style-name="P10"><text:s text:c="4"/>- Worked with individuals from various backgrounds in the Navy</text:p>
      <text:p text:style-name="P10"><text:s text:c="4"/>- Respectful and understanding of different perspectives and cultures</text:p>
      <text:p text:style-name="P10"/>
      <text:p text:style-name="P10">16. Attention to uniform and personal presentation</text:p>
      <text:p text:style-name="P10"><text:s text:c="4"/>- Maintained military standards of appearance</text:p>
      <text:p text:style-name="P10"><text:s text:c="4"/>- Understanding the importance of professional presentation</text:p>
      <text:p text:style-name="P10"/>
      <text:p text:style-name="P10">17. Equipment maintenance</text:p>
      <text:p text:style-name="P10"><text:s text:c="4"/>- Performed regular kit maintenance</text:p>
      <text:p text:style-name="P10"><text:s text:c="4"/>- Familiar with the importance of keeping tools and equipment in good condition</text:p>
      <text:p text:style-name="P10"/>
      <text:p text:style-name="P10">18. Accountability</text:p>
      <text:p text:style-name="P10"><text:s text:c="4"/>- Responsible for personal and shared equipment</text:p>
      <text:p text:style-name="P10"><text:s text:c="4"/>- Able to take ownership of tasks and their outcomes</text:p>
      <text:p text:style-name="P10"/>
      <text:p text:style-name="P10">These skills and qualities, developed through your military experience, make you an excellent candidate for various entry-level positions. They demonstrate your reliability, ability to work in a team, attention to detail, and capacity to handle challenging situations – all valuable traits in roles like supermarket assistant, delivery driver, or cleaner.</text:p>
      <text:p text:style-name="P10"/>
      <text:p text:style-name="P12"/>
      <text:p text:style-name="P6">why want to work here (effectively CV)</text:p>
      <text:p text:style-name="P6"/>
      <text:p text:style-name="P6">most recent work experience and job title</text:p>
      <text:p text:style-name="P6"/>
      <text:p text:style-name="P4"/>
      <text:p text:style-name="P4"/>
      <text:p text:style-name="Standard"><text:soft-page-break/><text:span text:style-name="T2">Marine Technician - Royal Australian Na</text:span><text:span text:style-name="T3">vy <text:s text:c="77"/></text:span><text:span text:style-name="T2">2020</text:span></text:p>
      <text:p text:style-name="P9">HMAS Cerberus, Victori<text:span text:style-name="T5">a</text:span></text:p>
      <text:p text:style-name="Standard">Lead class of 24 by coordinating marching drills and other basic training fundamentals,</text:p>
      <text:p text:style-name="Standard">demonstrating strong communication skills.</text:p>
      <text:p text:style-name="Standard">Worked in a team of 6 to clean living areas, perform kit maintenance and provide peer support, </text:p>
      <text:p text:style-name="Standard">learning how to collaborate in a team environment.</text:p>
      <text:p text:style-name="Standard">Performed weekly early morning activities at 4am and completed milestone events</text:p>
      <text:p text:style-name="P8">involving physical and mental evaluations resulting in an appreciation for challenging work.</text:p>
      <text:p text:style-name="Standard"/>
      <text:p text:style-name="P5">VOLUNTEER WORK</text:p>
      <text:p text:style-name="Standard"><text:span text:style-name="T2">Guide Dogs NSW/ACT</text:span> <text:s text:c="102"/><text:span text:style-name="T2">2014-2022</text:span></text:p>
      <text:p text:style-name="Standard">Assisted with puppy raising Labrador till 24months old. </text:p>
      <text:p text:style-name="Standard">Took dog on regular walks, performed obedience training and engaged in socialisation experienc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09-08T09:32:38.593525206</dc:date>
    <meta:editing-duration>PT3H56M32S</meta:editing-duration>
    <meta:editing-cycles>187</meta:editing-cycles>
    <meta:generator>LibreOffice/6.4.7.2$Linux_X86_64 LibreOffice_project/40$Build-2</meta:generator>
    <meta:document-statistic meta:table-count="0" meta:image-count="0" meta:object-count="0" meta:page-count="4" meta:paragraph-count="113" meta:word-count="961" meta:character-count="7052" meta:non-whitespace-character-count="5742"/>
  </office:meta>
</office:document-meta>
</file>